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Fundamental</text:p>
          </draw:text-box>
        </draw:frame>
        <draw:frame presentation:style-name="pr2" draw:text-style-name="P1" draw:layer="layout" svg:width="25.199cm" svg:height="12.179cm" svg:x="1.403cm" svg:y="4.917cm">
          <draw:text-box>
            <text:p>Ch.10 : Excel dan Database</text:p>
            <text:p/>
            <text:p/>
            <text:p>Instruktur : Ahmad Rio Adriansyah<text:line-break/>Nurul Fikri Komp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idak semua data disimpan dalam file text</text:p>
              </text:list-item>
              <text:list-item>
                <text:p>Lebih sering data disimpan dalam spreadsheet atau database </text:p>
              </text:list-item>
              <text:list-item>
                <text:p>Python dapat mengakses baca dan tulis ke dalam file spreadsheet dan database</text:p>
              </text:list-item>
              <text:list-item>
                <text:p>Modul <text:span text:style-name="T1">pandas</text:span> dapat menghandle data dengan baik (tingkat lanjut : Python untuk Data Scienti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csv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e csv (comma separated variable) adalah file teks dengan format tertentu. Filenya dapat dibuka dalam spreadsheet. </text:p>
              </text:list-item>
              <text:list-item>
                <text:p>Tiap selnya disimpan dan dipisahkan dengan tanda koma.</text:p>
              </text:list-item>
              <text:list-item>
                <text:p>Tiap baris pada file adalah baris pada spreadsheet</text:p>
              </text:list-item>
              <text:list-item>
                <text:p>Download file berikut yang berisi tentang daftar negara, region, dan lokasinya</text:p>
                <text:p><text:a xlink:href="https://github.com/imanzano/geolocation-csv/blob/master/geo-location.csv" xlink:type="simple">https://github.com/imanzano/geolocation-csv/blob/master/geo-location.csv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csv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import csv</text:p>
                <text:p>&gt;&gt;&gt; f = open(‘geo-location.csv’, ‘r+’)</text:p>
                <text:p>&gt;&gt;&gt; c = csv.reader(f)</text:p>
                <text:p>&gt;&gt;&gt; for row in c:</text:p>
                <text:p>… <text:tab/><text:tab/>print(row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tuk mengakses database (MySQL, Postgresql, sqlite, dll) terdapat urutan langkah berikut :</text:p>
                <text:list>
                  <text:list-item>
                    <text:p>Membuat koneksi dengan server dan database</text:p>
                  </text:list-item>
                  <text:list-item>
                    <text:p>Melakukan query</text:p>
                  </text:list-item>
                  <text:list-item>
                    <text:p>Menampilkan hasil quer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ita akan menggunakan modul <text:span text:style-name="T1">sqlalchemy</text:span> untuk memproses database dan modul <text:span text:style-name="T1">pandas</text:span> untuk menampilkannya</text:p>
              </text:list-item>
              <text:list-item>
                <text:p>Data yang akan digunakan dapat didownload pada</text:p>
                <text:p><text:a xlink:href="https://github.com/lerocha/chinook-database/tree/master/ChinookDatabase/DataSources" xlink:type="simple">https://github.com/lerocha/chinook-database/tree/master/ChinookDatabase/DataSource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gt;&gt;&gt; from sqlalchemy import create_engine</text:p>
                <text:p>&gt;&gt;&gt; import pandas as pd</text:p>
                <text:p>&gt;&gt;&gt; engine = create_engine(‘sqlite:///Chinook_Sqlite.sqlite’)</text:p>
                <text:p>&gt;&gt;&gt; engine.table_names()</text:p>
                <text:p>&gt;&gt;&gt; df_artist = pd.read_sql_query(‘select * from artist’,engine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lihat struktur tabel tertentu pada database</text:p>
                <text:p>&gt;&gt;&gt; from sqlalchemy import create_engine</text:p>
                <text:p>&gt;&gt;&gt; from sqlalchemy import inspect</text:p>
                <text:p>&gt;&gt;&gt; engine = create_engine(‘sqlite:///Chinook_Sqlite.sqlite’)</text:p>
                <text:p>&gt;&gt;&gt; inspector = inspect(engine)</text:p>
                <text:p>&gt;&gt;&gt; inspector.get_table_names()</text:p>
                <text:p>&gt;&gt;&gt; inspector.get_columns(‘Artist’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 tabel pada database, dan mengisi nilai ke dalamnya</text:p>
                <text:p/>
                <text:p>&gt;&gt;&gt; engine.execute(‘create table “xyz” (id integer, nama varchar);’)</text:p>
                <text:p>&gt;&gt;&gt; engine.execute(‘insert’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06:19:14.987503914</meta:creation-date>
    <dc:date>2019-06-30T08:21:10.109375308</dc:date>
    <meta:editing-duration>PT2H33M51S</meta:editing-duration>
    <meta:editing-cycles>5</meta:editing-cycles>
    <meta:generator>LibreOffice/5.1.6.2$Linux_X86_64 LibreOffice_project/10m0$Build-2</meta:generator>
    <meta:document-statistic meta:object-count="57"/>
  </office:meta>
</office:document-meta>
</file>